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236.24pt"/>
    </style:style>
    <style:style style:name="co8" style:family="table-column">
      <style:table-column-properties fo:break-before="auto" style:column-width="217.5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57pt"/>
    </style:style>
    <style:style style:name="co13" style:family="table-column">
      <style:table-column-properties fo:break-before="auto" style:column-width="78.0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38.26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ff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c0c0c0" style:vertical-align="top"/>
    </style:style>
    <style:style style:name="ce27" style:family="table-cell" style:parent-style-name="Default" style:data-style-name="N0">
      <style:table-cell-properties fo:border="0.06pt solid #c0c0c0" style:vertical-align="top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0.06pt solid #c0c0c0" style:vertical-align="top"/>
      <style:text-properties fo:color="#800080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08080" style:vertical-align="top"/>
      <style:text-properties fo:color="#80008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  <style:text-properties fo:color="#80008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ff6309"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c0c0c0" style:vertical-align="top"/>
      <style:paragraph-properties fo:text-align="center"/>
      <style:text-properties fo:color="#80008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808080" style:text-align-source="fix" style:repeat-content="false" style:vertical-align="top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c0c0c0" style:vertical-align="top"/>
      <style:paragraph-properties fo:text-align="center"/>
    </style:style>
    <style:style style:name="ce25" style:family="table-cell" style:parent-style-name="Default" style:data-style-name="N0">
      <style:table-cell-properties fo:background-color="#98fb98" style:text-align-source="fix" style:repeat-content="false" fo:border="0.06pt solid #c0c0c0" style:vertical-align="top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 fo:border="0.06pt solid #c0c0c0" style:vertical-align="top"/>
      <style:text-properties fo:color="#ff6309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automatic"/>
    </style:style>
    <style:style style:name="ce16" style:family="table-cell" style:parent-style-name="Default" style:data-style-name="N0">
      <style:table-cell-properties fo:background-color="#000000" fo:wrap-option="wrap" style:vertical-align="automatic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fo:wrap-option="wrap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fo:border="0.06pt solid #c0c0c0" style:vertical-align="top"/>
    </style:style>
    <style:style style:name="ce32" style:family="table-cell" style:parent-style-name="Default" style:data-style-name="N0">
      <style:table-cell-properties fo:background-color="#000000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 fo:border="0.06pt solid #c0c0c0" style:vertical-align="top"/>
    </style:style>
    <style:style style:name="ce47" style:family="table-cell" style:parent-style-name="Default" style:data-style-name="N0">
      <style:table-cell-properties fo:background-color="#98fb98" fo:border="0.06pt solid #c0c0c0" style:vertical-align="top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8fb98" fo:border="0.06pt solid #c0c0c0" style:vertical-align="top"/>
      <style:text-properties fo:color="#800080"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transparent" fo:border="0.06pt solid #c0c0c0" style:vertical-align="top"/>
    </style:style>
    <style:style style:name="ce48" style:family="table-cell" style:parent-style-name="Default" style:data-style-name="N0">
      <style:table-cell-properties fo:background-color="transparent" fo:border="0.06pt solid #c0c0c0" style:vertical-align="top"/>
      <style:text-properties fo:color="#ff6309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transparent" fo:border="0.06pt solid #c0c0c0" style:vertical-align="top"/>
      <style:text-properties fo:color="#800080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8fb98" fo:wrap-option="wrap" fo:border="0.06pt solid #c0c0c0" style:vertical-align="top"/>
    </style:style>
    <style:style style:name="ce49" style:family="table-cell" style:parent-style-name="Default" style:data-style-name="N0">
      <style:table-cell-properties fo:background-color="#98fb98" fo:wrap-option="wrap" fo:border="0.06pt solid #c0c0c0" style:vertical-align="top"/>
      <style:text-properties fo:color="#ff6309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8fb98" fo:wrap-option="wrap" fo:border="0.06pt solid #c0c0c0" style:vertical-align="top"/>
      <style:text-properties fo:color="#800080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98fb98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2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4" table:condition="of:cell-content-is-whole-number() and cell-content-is-between(1,3)" table:allow-empty-cell="true" table:base-cell-address="Product_Backlog.A1">
          <table:help-message table:title="Select a Sprint" table:display="true"/>
          <table:error-message table:message-type="stop"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55.26pt" svg:x="568.15pt" svg:y="42.6pt">
            <draw:object draw:notify-on-update-of-ranges="Product_Backlog.D21:Product_Backlog.D23 Product_Backlog.D21:Product_Backlog.D21 Product_Backlog.B21:Product_Backlog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5"/>
        <table:table-column table:style-name="co10" table:number-columns-repeated="101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2" office:value-type="string" calcext:value-type="string">
            <text:p>C1325 Mav’s Ultimate Sweet Shop (MUSS)</text:p>
          </table:table-cell>
          <table:table-cell table:style-name="ce3" table:number-columns-repeated="5"/>
          <table:table-cell table:style-name="ce4" office:value-type="string" calcext:value-type="string">
            <text:p>Complete Fields in Green!!!</text:p>
          </table:table-cell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Name:</text:p>
          </table:table-cell>
          <table:table-cell table:style-name="ce64" table:content-validation-name="val1" office:value-type="string" calcext:value-type="string" table:number-columns-spanned="4" table:number-rows-spanned="1">
            <text:p>William Anderson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Initials:</text:p>
          </table:table-cell>
          <table:table-cell table:style-name="ce64" table:content-validation-name="val2" office:value-type="string" calcext:value-type="string" table:number-columns-spanned="4" table:number-rows-spanned="1">
            <text:p>WPA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tudent ID:</text:p>
          </table:table-cell>
          <table:table-cell table:style-name="ce38" table:content-validation-name="val3" office:value-type="float" office:value="1001639071" calcext:value-type="float" table:number-columns-spanned="4" table:number-rows-spanned="1">
            <text:p>1001639071</text:p>
          </table:table-cell>
          <table:covered-table-cell table:number-columns-repeated="3"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Teaming is not available for this assignment!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Optional teaming may be available in future assignments</text:p>
          </table:table-cell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 table:number-rows-repeated="10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8" office:value-type="string" calcext:value-type="string">
            <text:p>Remaining</text:p>
          </table:table-cell>
          <table:table-cell table:style-name="ce9" office:value-type="string" calcext:value-type="string">
            <text:p>Completed (this sprint)</text:p>
          </table:table-cell>
          <table:table-cell table:style-name="ce3" table:number-columns-repeated="5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Total Features</text:p>
          </table:table-cell>
          <table:table-cell table:style-name="ce3" table:formula="of:=COUNT([.B30:.B129])" office:value-type="float" office:value="23" calcext:value-type="float">
            <text:p>23</text:p>
          </table:table-cell>
          <table:table-cell table:style-name="ce9"/>
          <table:table-cell table:style-name="ce10" office:value-type="string" calcext:value-type="string">
            <text:p>Total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1 Left</text:p>
          </table:table-cell>
          <table:table-cell table:style-name="ce3" table:formula="of:=[.B21]-[.C22]" office:value-type="float" office:value="20" calcext:value-type="float">
            <text:p>20</text:p>
          </table:table-cell>
          <table:table-cell table:style-name="ce9" table:formula="of:=COUNTIF([.E$30:.E$103];&quot;Finished in Sprint 1&quot;)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number-columns-repeated="4"/>
          <table:table-cell table:style-name="ce13"/>
          <table:table-cell table:style-name="ce14" table:number-columns-repeated="1015"/>
        </table:table-row>
        <table:table-row table:style-name="ro2">
          <table:table-cell office:value-type="string" calcext:value-type="string">
            <text:p>Sprint 2 Left</text:p>
          </table:table-cell>
          <table:table-cell table:style-name="ce3" table:formula="of:=[.B22]-[.C23]" office:value-type="float" office:value="20" calcext:value-type="float">
            <text:p>20</text:p>
          </table:table-cell>
          <table:table-cell table:style-name="ce9" table:formula="of:=COUNTIF([.E$30:.E$103];&quot;Finished in Sprint 2&quot;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Note: You are NOT penalized for not reaching 0 features remaining! <text:s/>Some of these are bonus features.</text:p>
          </table:table-cell>
          <table:table-cell/>
          <table:table-cell table:style-name="ce3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7"/>
          <table:table-cell table:style-name="ce13"/>
          <table:table-cell table:style-name="ce14" table:number-columns-repeated="1015"/>
        </table:table-row>
        <table:table-row table:style-name="ro2">
          <table:table-cell/>
          <table:table-cell table:style-name="ce3" table:number-columns-repeated="4"/>
          <table:table-cell table:style-name="ce1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5"/>
          <table:table-cell table:style-name="ce3" office:value-type="string" calcext:value-type="string">
            <text:p>Additional features or alternate priorities may be proposed by the student but must be approved by the Product Owner in writing</text:p>
          </table:table-cell>
          <table:table-cell table:style-name="ce3" table:number-columns-repeated="2"/>
          <table:table-cell table:style-name="ce13"/>
          <table:table-cell table:style-name="ce14" table:number-columns-repeated="1015"/>
        </table:table-row>
        <table:table-row table:style-name="ro2">
          <table:table-cell table:style-name="ce3" table:number-columns-repeated="3"/>
          <table:table-cell table:style-name="ce39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3" table:number-columns-repeated="3"/>
          <table:table-cell table:style-name="ce13"/>
          <table:table-cell table:style-name="ce14" table:number-columns-repeated="1015"/>
        </table:table-row>
        <table:table-row table:style-name="ro2">
          <table:table-cell table:style-name="ce15" office:value-type="string" calcext:value-type="string">
            <text:p>Feature ID</text:p>
          </table:table-cell>
          <table:table-cell table:style-name="ce15" office:value-type="string" calcext:value-type="string">
            <text:p>Priority</text:p>
          </table:table-cell>
          <table:table-cell table:style-name="ce15"/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As a...</text:p>
          </table:table-cell>
          <table:table-cell table:style-name="ce15" office:value-type="string" calcext:value-type="string">
            <text:p>I want to...</text:p>
          </table:table-cell>
          <table:table-cell table:style-name="ce15" office:value-type="string" calcext:value-type="string">
            <text:p>So that...</text:p>
          </table:table-cell>
          <table:table-cell table:style-name="ce16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17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21" office:value-type="string" calcext:value-type="string">
            <text:p>SPRINT 1 / Homework 5 starts here – due OCTOBER 15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Mainwin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ain window with text data area</text:p>
          </table:table-cell>
          <table:table-cell table:style-name="ce22" office:value-type="string" calcext:value-type="string">
            <text:p>can use the application with a mouse</text:p>
          </table:table-cell>
          <table:table-cell table:style-name="ce26" office:value-type="string" calcext:value-type="string">
            <text:p>The text data area is a Gtk::Label on which you can later display lists of sweets or orders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leQuit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menu bar with File &gt; Quit</text:p>
          </table:table-cell>
          <table:table-cell table:style-name="ce22" office:value-type="string" calcext:value-type="string">
            <text:p>can exit from the window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FileNew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File &gt; New Store</text:p>
          </table:table-cell>
          <table:table-cell table:style-name="ce22" office:value-type="string" calcext:value-type="string">
            <text:p>can instance a new store without exiting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2" office:value-type="string" calcext:value-type="string">
            <text:p>SweetsAdd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Add</text:p>
          </table:table-cell>
          <table:table-cell table:style-name="ce22" office:value-type="string" calcext:value-type="string">
            <text:p>can create new products from dialogs</text:p>
          </table:table-cell>
          <table:table-cell table:style-name="ce26" office:value-type="string" calcext:value-type="string">
            <text:p>For this feature you may use 2 dialogs, for name and price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SweetsList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Test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Sweets &gt; List</text:p>
          </table:table-cell>
          <table:table-cell table:style-name="ce22" office:value-type="string" calcext:value-type="string">
            <text:p>can see a menu of our products and their prices</text:p>
          </table:table-cell>
          <table:table-cell table:style-name="ce26" office:value-type="string" calcext:value-type="string">
            <text:p>Put the output in the text data area (i.e., the Gtk::Label below the menu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HelpAbout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a Help &gt; About menu</text:p>
          </table:table-cell>
          <table:table-cell table:style-name="ce22" office:value-type="string" calcext:value-type="string">
            <text:p>know who created the program and its resources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7" office:value-type="string" calcext:value-type="string">
            <text:p>Sensitivity1</text:p>
          </table:table-cell>
          <table:table-cell table:style-name="ce28" office:value-type="float" office:value="7" calcext:value-type="float">
            <text:p>7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Sweets &gt; List should be greyed out if no Sweets have been defined ye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New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tool bar with a New Store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New; the stock icon is fine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leQui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Finished in Sprint 1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n Exit button aligned to the right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File &gt; Quit; the stock icon is fine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Add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New Sweet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Add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SweetsListBtn</text:p>
          </table:table-cell>
          <table:table-cell table:style-name="ce28" office:value-type="float" office:value="8" calcext:value-type="float">
            <text:p>8</text:p>
          </table:table-cell>
          <table:table-cell table:style-name="ce23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Sweet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Sweet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3"/>
          <table:table-cell table:style-name="ce24" table:content-validation-name="val4"/>
          <table:table-cell table:style-name="ce25" table:content-validation-name="val5" office:value-type="string" calcext:value-type="string">
            <text:p>In Work</text:p>
          </table:table-cell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rich text (Pango) to the about dialog</text:p>
          </table:table-cell>
          <table:table-cell table:style-name="ce27" office:value-type="string" calcext:value-type="string">
            <text:p>The about text is easier to understand</text:p>
          </table:table-cell>
          <table:table-cell table:style-name="ce26"/>
          <table:table-cell table:number-columns-repeated="1015"/>
        </table:table-row>
        <table:table-row table:style-name="ro3">
          <table:table-cell table:style-name="ce29" office:value-type="string" calcext:value-type="string">
            <text:p>SweetsAddDlg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Sweets &gt; Add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should have Name and Price fields, and Create and Cancel buttons</text:p>
          </table:table-cell>
          <table:table-cell table:style-name="ce31" table:number-columns-repeated="1015"/>
        </table:table-row>
        <table:table-row table:style-name="ro4">
          <table:table-cell table:style-name="ce29" office:value-type="string" calcext:value-type="string">
            <text:p>StatusBar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24" table:content-validation-name="val4" office:value-type="float" office:value="1" calcext:value-type="float">
            <text:p>1</text:p>
          </table:table-cell>
          <table:table-cell table:style-name="ce25" table:content-validation-name="val5" office:value-type="string" calcext:value-type="string">
            <text:p>In Work</text:p>
          </table:table-cell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Add a status bar below the text data area</text:p>
          </table:table-cell>
          <table:table-cell table:style-name="ce29" office:value-type="string" calcext:value-type="string">
            <text:p>obtain better feedback on program operation</text:p>
          </table:table-cell>
          <table:table-cell table:style-name="ce26" office:value-type="string" calcext:value-type="string">
            <text:p>This is just a window-wide Gtk::Label with messages “Added [sweetname]”, “New sweet canceled”, “Order [n] placed”, “Order canceled”, “New shop created”</text:p>
          </table:table-cell>
          <table:table-cell table:style-name="ce31" table:number-columns-repeated="1015"/>
        </table:table-row>
        <table:table-row table:style-name="ro2">
          <table:table-cell table:style-name="ce20"/>
          <table:table-cell table:style-name="ce18" table:number-columns-repeated="2"/>
          <table:table-cell table:style-name="ce74" table:content-validation-name="val4"/>
          <table:table-cell table:style-name="ce74" table:content-validation-name="val5"/>
          <table:table-cell table:style-name="ce20" table:number-columns-repeated="3"/>
          <table:table-cell table:style-name="ce32" office:value-type="string" calcext:value-type="string">
            <text:p>SPRINT 2 / Homework 6 starts here – due OCTOBER 22</text:p>
          </table:table-cell>
          <table:table-cell table:style-name="ce31" table:number-columns-repeated="1015"/>
        </table:table-row>
        <table:table-row table:style-name="ro3">
          <table:table-cell table:style-name="ce33" office:value-type="string" calcext:value-type="string">
            <text:p>OrdersPlace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Place</text:p>
          </table:table-cell>
          <table:table-cell table:style-name="ce22" office:value-type="string" calcext:value-type="string">
            <text:p>create orders with the mouse</text:p>
          </table:table-cell>
          <table:table-cell table:style-name="ce26" office:value-type="string" calcext:value-type="string">
            <text:p>You may use a sequence of dialogs, each selecting quantity and sweet, to build up the orde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OrdersList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2" office:value-type="string" calcext:value-type="string">
            <text:p>Sales Clerk</text:p>
          </table:table-cell>
          <table:table-cell table:style-name="ce22" office:value-type="string" calcext:value-type="string">
            <text:p>Add Orders &gt; List</text:p>
          </table:table-cell>
          <table:table-cell table:style-name="ce22" office:value-type="string" calcext:value-type="string">
            <text:p>view existing orders</text:p>
          </table:table-cell>
          <table:table-cell table:style-name="ce26" office:value-type="string" calcext:value-type="string">
            <text:p>Ask the user for an order number, then display the order in the text data area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Sensitivity2</text:p>
          </table:table-cell>
          <table:table-cell table:style-name="ce28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34" office:value-type="string" calcext:value-type="string">
            <text:p>Manage menu sensitivity</text:p>
          </table:table-cell>
          <table:table-cell table:style-name="ce27" office:value-type="string" calcext:value-type="string">
            <text:p>avoid making errors</text:p>
          </table:table-cell>
          <table:table-cell table:style-name="ce26" office:value-type="string" calcext:value-type="string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Place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Place an Order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Place; credit your icon in Help &gt; About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OrdersListBtn</text:p>
          </table:table-cell>
          <table:table-cell table:style-name="ce28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Add a List Orders button</text:p>
          </table:table-cell>
          <table:table-cell table:style-name="ce27" office:value-type="string" calcext:value-type="string">
            <text:p>operate MUSS with buttons</text:p>
          </table:table-cell>
          <table:table-cell table:style-name="ce26" office:value-type="string" calcext:value-type="string">
            <text:p>This does exactly the same thing as Orders &gt; List; credit your icon in Help &gt; About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ango</text:p>
          </table:table-cell>
          <table:table-cell table:style-name="ce28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7" office:value-type="string" calcext:value-type="string">
            <text:p>Sales Clerk</text:p>
          </table:table-cell>
          <table:table-cell table:style-name="ce27" office:value-type="string" calcext:value-type="string">
            <text:p>Replace custom About with a Gtk::About Dialog</text:p>
          </table:table-cell>
          <table:table-cell table:style-name="ce27" office:value-type="string" calcext:value-type="string">
            <text:p>The about text is even easier to understand</text:p>
          </table:table-cell>
          <table:table-cell table:style-name="ce26"/>
          <table:table-cell table:number-columns-repeated="1015"/>
        </table:table-row>
        <table:table-row table:style-name="ro4">
          <table:table-cell table:style-name="ce29" office:value-type="string" calcext:value-type="string">
            <text:p>OrdersPlaceDlg</text:p>
          </table:table-cell>
          <table:table-cell table:style-name="ce30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Use a single dialog for Orders &gt; Place</text:p>
          </table:table-cell>
          <table:table-cell table:style-name="ce29" office:value-type="string" calcext:value-type="string">
            <text:p>deal with fewer dialogs</text:p>
          </table:table-cell>
          <table:table-cell table:style-name="ce26" office:value-type="string" calcext:value-type="string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ave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Save the data to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You may use a single predefined filename or the FileChooserDialog, and may define any file format you like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Load</text:p>
          </table:table-cell>
          <table:table-cell table:style-name="ce30" office:value-type="float" office:value="17" calcext:value-type="float">
            <text:p>1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5" table:content-validation-name="val5"/>
          <table:table-cell table:style-name="ce29" office:value-type="string" calcext:value-type="string">
            <text:p>Sales Clerk</text:p>
          </table:table-cell>
          <table:table-cell table:style-name="ce29" office:value-type="string" calcext:value-type="string">
            <text:p>File &gt; Load data from a .muss file</text:p>
          </table:table-cell>
          <table:table-cell table:style-name="ce29" office:value-type="string" calcext:value-type="string">
            <text:p>maintain data when the program exits</text:p>
          </table:table-cell>
          <table:table-cell table:style-name="ce26" office:value-type="string" calcext:value-type="string">
            <text:p>Consider how to handle existing unsaved data when File &gt; Open is requested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1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1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1_Backlog.B7:Sprint_01_Backlog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03" calcext:value-type="date">
            <text:p>Oct 03</text:p>
          </table:table-cell>
          <table:table-cell table:style-name="ce3"/>
          <table:table-cell table:style-name="ce12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1011])" office:value-type="float" office:value="26" calcext:value-type="float">
            <text:p>26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26" calcext:value-type="float">
            <text:p>26</text:p>
          </table:table-cell>
          <table:table-cell table:style-name="ce3" table:formula="of:=COUNTIF([.E$17:.E$1011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26" calcext:value-type="float">
            <text:p>26</text:p>
          </table:table-cell>
          <table:table-cell table:style-name="ce3" table:formula="of:=COUNTIF([.E$17:.E$1011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26" calcext:value-type="float">
            <text:p>26</text:p>
          </table:table-cell>
          <table:table-cell table:style-name="ce3" table:formula="of:=COUNTIF([.E$17:.E$1011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26" calcext:value-type="float">
            <text:p>26</text:p>
          </table:table-cell>
          <table:table-cell table:style-name="ce3" table:formula="of:=COUNTIF([.E$17:.E$1011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26" calcext:value-type="float">
            <text:p>26</text:p>
          </table:table-cell>
          <table:table-cell table:style-name="ce3" table:formula="of:=COUNTIF([.E$17:.E$1011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26" calcext:value-type="float">
            <text:p>26</text:p>
          </table:table-cell>
          <table:table-cell table:style-name="ce3" table:formula="of:=COUNTIF([.E$17:.E$1011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26" calcext:value-type="float">
            <text:p>26</text:p>
          </table:table-cell>
          <table:table-cell table:style-name="ce3" table:formula="of:=COUNTIF([.E$17:.E$1011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code to main-gui.cpp to create and run window instance</text:p>
          </table:table-cell>
          <table:table-cell table:style-name="ce25" table:content-validation-name="val7"/>
          <table:table-cell table:style-name="ce22" office:value-type="string" calcext:value-type="string">
            <text:p>See e.g., the nim in-class example to help with thes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Mainwin</text:p>
          </table:table-cell>
          <table:table-cell table:style-name="ce45"/>
          <table:table-cell table:style-name="ce46" office:value-type="string" calcext:value-type="string">
            <text:p>Add a private Gtk::Label to mainwin.h and Mainwin constructor for the text data area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In Mainwin constructor, add VBox and MenuBar with File&gt;Quit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FileQuit</text:p>
          </table:table-cell>
          <table:table-cell table:style-name="ce45"/>
          <table:table-cell table:style-name="ce46" office:value-type="string" calcext:value-type="string">
            <text:p>Add and implement protected on_quit_click() method</text:p>
          </table:table-cell>
          <table:table-cell table:style-name="ce25" table:content-validation-name="val7"/>
          <table:table-cell table:style-name="ce22" office:value-type="string" calcext:value-type="string">
            <text:p>The close() method is usually best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FileNew</text:p>
          </table:table-cell>
          <table:table-cell table:style-name="ce45"/>
          <table:table-cell table:style-name="ce46" office:value-type="string" calcext:value-type="string">
            <text:p>Add and implement protected on_new_store_click() method and File&gt;New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 Sweets menu and an Add item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Implement utility to read line of text via a simple dialog</text:p>
          </table:table-cell>
          <table:table-cell table:style-name="ce25" table:content-validation-name="val7"/>
          <table:table-cell table:style-name="ce22" office:value-type="string" calcext:value-type="string">
            <text:p>OR create a custom dialog to read name and price in one step</text:p>
          </table:table-cell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SweetsAdd</text:p>
          </table:table-cell>
          <table:table-cell table:style-name="ce45"/>
          <table:table-cell table:style-name="ce46" office:value-type="string" calcext:value-type="string">
            <text:p>Add and implement protected on_add_sweet_click() method</text:p>
          </table:table-cell>
          <table:table-cell table:style-name="ce25" table:content-validation-name="val7"/>
          <table:table-cell table:style-name="ce22" office:value-type="string" calcext:value-type="string">
            <text:p>Get the name and price to instance a Sweet to pass to _store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SweetsList</text:p>
          </table:table-cell>
          <table:table-cell table:style-name="ce45"/>
          <table:table-cell table:style-name="ce46" office:value-type="string" calcext:value-type="string">
            <text:p>Add and implement protected on_list_sweets_click() method and Sweets&gt;List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 Help menu and an About item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4" table:content-validation-name="val6" office:value-type="string" calcext:value-type="string">
            <text:p>HelpAbout</text:p>
          </table:table-cell>
          <table:table-cell table:style-name="ce45"/>
          <table:table-cell table:style-name="ce46" office:value-type="string" calcext:value-type="string">
            <text:p>Add and implement protected on_help_click() to create a MessageDialog with app and your name, license, and credits</text:p>
          </table:table-cell>
          <table:table-cell table:style-name="ce25" table:content-validation-name="val7"/>
          <table:table-cell table:style-name="ce22" office:value-type="string" calcext:value-type="string">
            <text:p>Or skip right to the Gtk::AboutDialog class</text:p>
          </table:table-cell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constructor, set_sensitivity false for list sweets menu item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47" table:content-validation-name="val6" office:value-type="string" calcext:value-type="string">
            <text:p>Sensitivity1</text:p>
          </table:table-cell>
          <table:table-cell table:style-name="ce48"/>
          <table:table-cell table:style-name="ce49" office:value-type="string" calcext:value-type="string">
            <text:p>At end of successful SweetsAdd, set_sensitivity true “ “ “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In constructor, add a Gtk::Toolbar just under the MenuBar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NewBtn</text:p>
          </table:table-cell>
          <table:table-cell table:style-name="ce48"/>
          <table:table-cell table:style-name="ce49" office:value-type="string" calcext:value-type="string">
            <text:p>Configure Stock::NEW button connected to on_new_store_click()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FileQuitBtn</text:p>
          </table:table-cell>
          <table:table-cell table:style-name="ce48"/>
          <table:table-cell table:style-name="ce49" office:value-type="string" calcext:value-type="string">
            <text:p>Configure Stock::QUIT button connected to on_quit_click()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Select appropriate Sweets icons scaled to 32x32 to 64x64ish siz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AddBtn</text:p>
          </table:table-cell>
          <table:table-cell table:style-name="ce48"/>
          <table:table-cell table:style-name="ce49" office:value-type="string" calcext:value-type="string">
            <text:p>Configure custom button connected to on_add_sweet_click()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47" table:content-validation-name="val6" office:value-type="string" calcext:value-type="string">
            <text:p>SweetsListBtn</text:p>
          </table:table-cell>
          <table:table-cell table:style-name="ce48"/>
          <table:table-cell table:style-name="ce49" office:value-type="string" calcext:value-type="string">
            <text:p>Configure custom button connected to on_list_sweets_click()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reate a Gtk::Dialog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nam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an HBox containing a Gtk::Label and a Gtk::Entry for pric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Add buttons, show, and exit if Cancel was click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weetsAddDlg</text:p>
          </table:table-cell>
          <table:table-cell table:style-name="ce51"/>
          <table:table-cell table:style-name="ce52" office:value-type="string" calcext:value-type="string">
            <text:p>Convert price text to a double, instance a Sweet, and add to _store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a Gtk::label with HExpand just after the text data area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3">
          <table:table-cell table:style-name="ce22"/>
          <table:table-cell table:style-name="ce50" table:content-validation-name="val6" office:value-type="string" calcext:value-type="string">
            <text:p>StatusBar</text:p>
          </table:table-cell>
          <table:table-cell table:style-name="ce51"/>
          <table:table-cell table:style-name="ce52" office:value-type="string" calcext:value-type="string">
            <text:p>Add set_text() method calls on the status bar where messages are needed</text:p>
          </table:table-cell>
          <table:table-cell table:style-name="ce25" table:content-validation-name="val7"/>
          <table:table-cell table:style-name="ce22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draw:object draw:notify-on-update-of-ranges="Sprint_02_Backlog.B7:Sprint_02_Backlog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6" table:default-cell-style-name="ce1"/>
        <table:table-column table:style-name="co11" table:number-columns-repeated="2" table:default-cell-style-name="ce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40" office:value-type="string" calcext:value-type="string">
            <text:p>Complete Fields in Green!!!</text:p>
          </table:table-cell>
          <table:table-cell/>
          <table:table-cell table:style-name="ce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Start on</text:p>
          </table:table-cell>
          <table:table-cell table:style-name="ce41" office:value-type="date" office:date-value="2019-10-15" calcext:value-type="date">
            <text:p>Oct 15</text:p>
          </table:table-cell>
          <table:table-cell table:style-name="ce3"/>
          <table:table-cell table:style-name="ce39" office:value-type="string" calcext:value-type="string">
            <text:p>*** Create a new Sprint Backlog for EVERY SPRINT ***</text:p>
          </table:table-cell>
          <table:table-cell table:style-name="ce3" table:number-columns-repeated="2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End on</text:p>
          </table:table-cell>
          <table:table-cell table:style-name="ce41" office:value-type="date" office:date-value="2019-10-22" calcext:value-type="date">
            <text:p>Oct 22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emo on</text:p>
          </table:table-cell>
          <table:table-cell table:style-name="ce42" office:value-type="string" calcext:value-type="string">
            <text:p>TBD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2"/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/>
          <table:table-cell table:style-name="ce43" office:value-type="string" calcext:value-type="string">
            <text:p>Remaining</text:p>
          </table:table-cell>
          <table:table-cell table:style-name="ce3" office:value-type="string" calcext:value-type="string">
            <text:p>Completed (this day)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Total Tasks</text:p>
          </table:table-cell>
          <table:table-cell table:style-name="ce3" table:formula="of:=COUNTA([.D17:.D994])" office:value-type="float" office:value="0" calcext:value-type="float">
            <text:p>0</text:p>
          </table:table-cell>
          <table:table-cell table:style-name="ce3" table:number-columns-repeated="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1 Left</text:p>
          </table:table-cell>
          <table:table-cell table:style-name="ce3" table:formula="of:=[.B7]-[.C8]" office:value-type="float" office:value="0" calcext:value-type="float">
            <text:p>0</text:p>
          </table:table-cell>
          <table:table-cell table:style-name="ce3" table:formula="of:=COUNTIF([.E$17:.E$994]; &quot;Completed Day 1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2 Left</text:p>
          </table:table-cell>
          <table:table-cell table:style-name="ce3" table:formula="of:=[.B8]-[.C9]" office:value-type="float" office:value="0" calcext:value-type="float">
            <text:p>0</text:p>
          </table:table-cell>
          <table:table-cell table:style-name="ce3" table:formula="of:=COUNTIF([.E$17:.E$994]; &quot;Completed Day 2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3 Left</text:p>
          </table:table-cell>
          <table:table-cell table:style-name="ce3" table:formula="of:=[.B9]-[.C10]" office:value-type="float" office:value="0" calcext:value-type="float">
            <text:p>0</text:p>
          </table:table-cell>
          <table:table-cell table:style-name="ce3" table:formula="of:=COUNTIF([.E$17:.E$994]; &quot;Completed Day 3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4 Left</text:p>
          </table:table-cell>
          <table:table-cell table:style-name="ce3" table:formula="of:=[.B10]-[.C11]" office:value-type="float" office:value="0" calcext:value-type="float">
            <text:p>0</text:p>
          </table:table-cell>
          <table:table-cell table:style-name="ce3" table:formula="of:=COUNTIF([.E$17:.E$994]; &quot;Completed Day 4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5 Left</text:p>
          </table:table-cell>
          <table:table-cell table:style-name="ce3" table:formula="of:=[.B11]-[.C12]" office:value-type="float" office:value="0" calcext:value-type="float">
            <text:p>0</text:p>
          </table:table-cell>
          <table:table-cell table:style-name="ce3" table:formula="of:=COUNTIF([.E$17:.E$994]; &quot;Completed Day 5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6 Left</text:p>
          </table:table-cell>
          <table:table-cell table:style-name="ce3" table:formula="of:=[.B12]-[.C13]" office:value-type="float" office:value="0" calcext:value-type="float">
            <text:p>0</text:p>
          </table:table-cell>
          <table:table-cell table:style-name="ce3" table:formula="of:=COUNTIF([.E$17:.E$994]; &quot;Completed Day 6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ay 7 Left</text:p>
          </table:table-cell>
          <table:table-cell table:style-name="ce3" table:formula="of:=[.B13]-[.C14]" office:value-type="float" office:value="0" calcext:value-type="float">
            <text:p>0</text:p>
          </table:table-cell>
          <table:table-cell table:style-name="ce3" table:formula="of:=COUNTIF([.E$17:.E$994]; &quot;Completed Day 7&quot;)" office:value-type="float" office:value="0" calcext:value-type="float">
            <text:p>0</text:p>
          </table:table-cell>
          <table:table-cell table:style-name="ce3" table:number-columns-repeated="3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table:number-columns-repeated="6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15"/>
          <table:table-cell table:style-name="ce15" office:value-type="string" calcext:value-type="string">
            <text:p>Feature ID</text:p>
          </table:table-cell>
          <table:table-cell table:style-name="ce15"/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 office:value-type="string" calcext:value-type="string">
            <text:p>Create your own task (“to do”) list to the left</text:p>
          </table:table-cell>
          <table:table-cell table:number-columns-repeated="1018"/>
        </table:table-row>
        <table:table-row table:style-name="ro2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style-name="ce54"/>
          <table:table-cell table:number-columns-repeated="1018"/>
        </table:table-row>
        <table:table-row table:style-name="ro2" table:number-rows-repeated="6">
          <table:table-cell/>
          <table:table-cell table:style-name="ce102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4">
          <table:table-cell/>
          <table:table-cell table:style-name="ce55" table:content-validation-name="val8"/>
          <table:table-cell table:style-name="ce14"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style-name="ce57"/>
          <table:table-cell table:number-columns-repeated="1018"/>
        </table:table-row>
        <table:table-row table:style-name="ro2" table:number-rows-repeated="5">
          <table:table-cell/>
          <table:table-cell table:style-name="ce56" table:content-validation-name="val8"/>
          <table:table-cell/>
          <table:table-cell table:style-name="ce102"/>
          <table:table-cell table:style-name="ce53" table:content-validation-name="val7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10"/>
    </number:number-style>
    <number:date-style style:name="N122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0:30:18.599540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creation-date>2016-03-21T22:16:37Z</meta:creation-date>
    <dc:date>2019-10-06T10:36:19.361448764</dc:date>
    <meta:editing-cycles>94</meta:editing-cycles>
    <meta:editing-duration>PT8H18M54S</meta:editing-duration>
    <meta:document-statistic meta:table-count="3" meta:cell-count="3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9.005cm" xlink:href=".." xlink:type="simple" chart:class="chart:line" chart:style-name="ch1">
        <chart:title svg:x="4.81cm" svg:y="0.316cm" chart:style-name="ch2">
          <text:p>Product Backlog Burn Chart</text:p>
        </chart:title>
        <chart:plot-area chart:style-name="ch3" table:cell-range-address="Product_Backlog.D21:Product_Backlog.D23 Product_Backlog.B21:Product_Backlog.B23" chart:data-source-has-labels="both" svg:x="1.331cm" svg:y="1.301cm" svg:width="14.354cm" svg:height="6.543cm">
          <chartooo:coordinate-region svg:x="1.855cm" svg:y="1.5cm" svg:width="13.722cm" svg:height="5.697cm"/>
          <chart:axis chart:dimension="x" chart:name="primary-x" chart:style-name="ch4" chartooo:axis-type="text">
            <chart:title svg:x="7.882cm" svg:y="8.024cm" chart:style-name="ch5">
              <text:p>Sprints</text:p>
            </chart:title>
            <chart:categories table:cell-range-address="Product_Backlog.D21:Product_Backlog.D23"/>
          </chart:axis>
          <chart:axis chart:dimension="y" chart:name="primary-y" chart:style-name="ch6">
            <chart:title svg:x="0.451cm" svg:y="7.619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Product_Backlog.B21:Product_Backlog.B23" chart:label-cell-address="Product_Backlog.D21:Product_Backlog.D2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roduct_Backlog.D21:Product_Backlog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Product_Backlog.D21:Product_Backlog.D23</svg:desc>
                </draw:g>
              </table:table-cell>
              <table:table-cell office:value-type="float" office:value="23">
                <text:p>23</text:p>
                <draw:g>
                  <svg:desc>Product_Backlog.B21:Product_Backlog.B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